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onsolas" fo:font-size="26pt" style:font-size-asian="26pt" style:font-size-complex="26pt"/>
    </style:style>
    <style:style style:name="P2" style:family="paragraph" style:parent-style-name="Standard">
      <style:text-properties officeooo:rsid="0010c217" officeooo:paragraph-rsid="0010c217"/>
    </style:style>
    <style:style style:name="P3" style:family="paragraph" style:parent-style-name="Standard">
      <style:text-properties style:font-name="Consolas" officeooo:rsid="0010c217" officeooo:paragraph-rsid="0010c217"/>
    </style:style>
    <style:style style:name="P4" style:family="paragraph" style:parent-style-name="Text_20_body">
      <style:text-properties style:font-name="Consolas" fo:font-size="10.5pt" officeooo:paragraph-rsid="0010c217" style:font-size-asian="10.5pt" style:font-size-complex="10.5pt"/>
    </style:style>
    <style:style style:name="P5" style:family="paragraph" style:parent-style-name="Text_20_body">
      <style:text-properties style:font-name="Consolas" fo:font-size="10.5pt" officeooo:paragraph-rsid="0010c217"/>
    </style:style>
    <style:style style:name="P6" style:family="paragraph" style:parent-style-name="Text_20_body">
      <style:text-properties style:font-name="Consolas" fo:font-size="10.5pt" officeooo:rsid="0010c217" officeooo:paragraph-rsid="0010c217"/>
    </style:style>
    <style:style style:name="T1" style:family="text">
      <style:text-properties officeooo:rsid="0010c217"/>
    </style:style>
    <style:style style:name="T2" style:family="text">
      <style:text-properties style:use-window-font-color="true" loext:opacity="0%" fo:font-weight="normal" fo:background-color="transparent" loext:char-shading-value="0"/>
    </style:style>
    <style:style style:name="T3" style:family="text">
      <style:text-properties style:use-window-font-color="true" loext:opacity="0%" fo:font-weight="normal" officeooo:rsid="0010c217" fo:background-color="transparent" loext:char-shading-value="0"/>
    </style:style>
    <style:style style:name="T4" style:family="text">
      <style:text-properties style:use-window-font-color="true" loext:opacity="0%" fo:font-weight="normal" officeooo:rsid="0010c217" fo:background-color="transparent" loext:char-shading-value="0" style:font-size-asian="10.5pt" style:font-size-complex="10.5pt"/>
    </style:style>
    <style:style style:name="T5" style:family="text">
      <style:text-properties style:use-window-font-color="true" loext:opacity="0%" fo:font-weight="normal" fo:background-color="transparent" loext:char-shading-value="0" style:font-size-asian="10.5pt" style:font-size-complex="10.5pt"/>
    </style:style>
    <style:style style:name="T6" style:family="text">
      <style:text-properties officeooo:rsid="0010c217" style:font-size-asian="10.5pt" style:font-size-complex="10.5pt"/>
    </style:style>
    <style:style style:name="T7" style:family="text">
      <style:text-properties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méno: Daniel Fajmon</text:p>
      <text:p text:style-name="P2"><text:span text:style-name="T7">login: </text:span><text:a xlink:type="simple" xlink:href="mailto:xfajmo05@stud.fit.vutbr.cz" text:style-name="Internet_20_link" text:visited-style-name="Visited_20_Internet_20_Link"><text:span text:style-name="T7">xfajmo05@stud.fit.vutbr.cz</text:span></text:a></text:p>
      <text:p text:style-name="P3">datum: 23. 04. 2023</text:p>
      <text:p text:style-name="P3"/>
      <text:h text:style-name="P1" text:outline-level="1">REPORT</text:h>
      <text:h text:style-name="Heading_20_2" text:outline-level="2">Neimplementované testy:</text:h>
      <text:p text:style-name="P4"><text:span text:style-name="T1">- </text:span><text:span text:style-name="T2">Search and add to cart – </text:span><text:span text:style-name="T3">purchase.feature</text:span></text:p>
      <text:p text:style-name="P5"><text:span text:style-name="T6">- </text:span><text:span text:style-name="T2">Add new item</text:span><text:span text:style-name="T4"> – manage_items.feature</text:span></text:p>
      <text:p text:style-name="P6"><text:span text:style-name="T4">d</text:span><text:span text:style-name="T5">ále všechny testy z:</text:span></text:p>
      <text:p text:style-name="P5"><text:span text:style-name="T4">- Manage_orders.feature</text:span></text:p>
      <text:p text:style-name="P5"><text:span text:style-name="T4">- Manage_customers.feature</text:span></text:p>
      <text:p text:style-name="P5"><text:span text:style-name="T4"/></text:p>
      <text:h text:style-name="Heading_20_2" text:outline-level="2">Testy, které selhávají:</text:h>
      <text:p text:style-name="P6"><text:span text:style-name="T5">- Filter items by price – při sekundárním loginu do administrace vypíše že uživatel není správný</text:span></text:p>
      <text:p text:style-name="P6"><text:span text:style-name="T5">- See history – při rychlém přihlášení po vytvoření objednávky se objednávka neprojeví v “order history”</text:span></text:p>
      <text:p text:style-name="P6"><text:span text:style-name="T5"/></text:p>
      <text:h text:style-name="Heading_20_2" text:outline-level="2">Bugy nalezené v systému:</text:h>
      <text:p text:style-name="P6"><text:span text:style-name="T5">Při vložení “Macbook” do košíku způsobí, že uživatel při checkoutu nemůže zvolit druh platby.</text:span></text:p>
      <text:p text:style-name="P6"><text:span text:style-name="T5">Popup alerty při vložení do košíku/editace/smazání nelze odkliknout a je možné klikat na elementy schované za nimi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1:46:28.463463867</meta:creation-date>
    <dc:date>2023-04-23T21:56:55.389478571</dc:date>
    <meta:editing-duration>PT16S</meta:editing-duration>
    <meta:editing-cycles>1</meta:editing-cycles>
    <meta:document-statistic meta:table-count="0" meta:image-count="0" meta:object-count="0" meta:page-count="1" meta:paragraph-count="16" meta:word-count="100" meta:character-count="706" meta:non-whitespace-character-count="618"/>
    <meta:generator>LibreOffice/7.3.7.2$Linux_X86_64 LibreOffice_project/30$Build-2</meta:generator>
  </office:meta>
</office:document-meta>
</file>